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auhaus 93" svg:font-family="'Bauhaus 93'" style:font-pitch="variable"/>
    <style:font-face style:name="BellBottom.Laser" svg:font-family="BellBottom.Las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3.6252in" fo:text-align="justify" style:justify-single-word="false" fo:orphans="2" fo:widows="2" fo:text-indent="0in" style:auto-text-indent="false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2.5in" fo:text-align="justify" style:justify-single-word="false" fo:orphans="2" fo:widows="2" fo:text-indent="0in" style:auto-text-indent="false" style:page-number="auto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3" style:family="paragraph" style:parent-style-name="Standard">
      <loext:graphic-properties draw:fill="none"/>
      <style:paragraph-properties fo:margin-left="0in" fo:margin-right="3.1866in" fo:text-align="center" style:justify-single-word="false" fo:orphans="2" fo:widows="2" fo:text-indent="0in" style:auto-text-indent="false" fo:background-color="transparent">
        <style:tab-stops/>
      </style:paragraph-properties>
      <style:text-properties fo:font-variant="normal" fo:text-transform="none" fo:color="#000000" style:font-name="BellBottom.Laser" fo:font-size="80pt" fo:letter-spacing="normal" fo:font-style="normal" fo:font-weight="bold" officeooo:rsid="001b2e1b" officeooo:paragraph-rsid="001b2e1b" style:font-size-asian="80pt" style:font-weight-asian="bold" style:font-size-complex="80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in" fo:margin-right="3.1866in" fo:text-align="center" style:justify-single-word="false" fo:orphans="2" fo:widows="2" fo:text-indent="0in" style:auto-text-indent="false" style:page-number="auto" fo:background-color="transparent">
        <style:tab-stops/>
      </style:paragraph-properties>
      <style:text-properties fo:font-variant="normal" fo:text-transform="none" fo:color="#000000" style:font-name="BellBottom.Laser" fo:font-size="80pt" fo:letter-spacing="normal" fo:font-style="normal" fo:font-weight="bold" officeooo:rsid="001b2e1b" officeooo:paragraph-rsid="001b2e1b" style:font-size-asian="80pt" style:font-weight-asian="bold" style:font-size-complex="8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4">That </text:p>
      <text:p text:style-name="P3">'70s</text:p>
      <text:p text:style-name="P3">Sig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auhaus 93" svg:font-family="'Bauhaus 93'" style:font-pitch="variable"/>
    <style:font-face style:name="BellBottom.Laser" svg:font-family="BellBottom.Las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02:49.728590625</meta:creation-date>
    <dc:date>2018-05-23T09:29:10.298908948</dc:date>
    <meta:editing-duration>PT12M4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3" meta:word-count="3" meta:character-count="13" meta:non-whitespace-character-count="12"/>
  </office:meta>
</office:document-meta>
</file>